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T3" style:parent-style-name="Fuentedepárrafopredeter." style:family="text">
      <style:text-properties fo:language="es" fo:country="ES"/>
    </style:style>
    <style:style style:name="T4" style:parent-style-name="Hipervínculo" style:family="text">
      <style:text-properties fo:language="es" fo:country="ES"/>
    </style:style>
  </office:automatic-styles>
  <office:body>
    <office:text text:use-soft-page-breaks="true">
      <text:p text:style-name="P1">Project G4</text:p>
      <text:p text:style-name="Normal">GIP dataset:</text:p>
      <text:p text:style-name="Normal"><text:a xlink:href="https://www.gip.gv.at/#OGD" office:target-frame-name="_top" xlink:show="replace"><text:span text:style-name="Hipervínculo">Dokumentation auf gip.gv.at</text:span></text:a></text:p>
      <text:p text:style-name="Normal"><text:line-break/><text:a xlink:href="https://geometadatensuche.inspire.gv.at/search?facet.q=sourceCatalog%2Fcc2ef4e9-26cc-4e5d-9fd6-bbc358d1b140&amp;resultType=details&amp;sortBy=relevance&amp;fast=index&amp;_content_ty" office:target-frame-name="_top" xlink:show="replace"><text:span text:style-name="Hipervínculo">Harmonisierter INSPIRE Datensatz</text:span></text:a></text:p>
      <text:p text:style-name="P2"/>
      <text:p text:style-name="Normal"><text:span text:style-name="T3">Example of Berlin:<text:s/></text:span><text:a xlink:href="https://viz.berlin.de/en/traffic-in-berlin/parking/parkraumkartierung/" office:target-frame-name="_top" xlink:show="replace"><text:span text:style-name="T4">UR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E74B5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E74B5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E74B5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E74B5"/>
    </style:style>
    <style:style style:name="Citadestacada" style:display-name="Cita destacada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E74B5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E74B5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RISTIYANA VELICHKOVA PETKOVA</meta:initial-creator>
    <dc:creator>HRISTIYANA VELICHKOVA PETKOVA</dc:creator>
    <meta:creation-date>2025-04-04T09:31:00Z</meta:creation-date>
    <dc:date>2025-04-04T09:37:00Z</dc:date>
    <meta:template xlink:href="Normal.dotm" xlink:type="simple"/>
    <meta:editing-cycles>1</meta:editing-cycles>
    <meta:editing-duration>PT360S</meta:editing-duration>
    <meta:document-statistic meta:page-count="1" meta:paragraph-count="1" meta:word-count="75" meta:character-count="488" meta:row-count="3" meta:non-whitespace-character-count="414"/>
  </office:meta>
</office:document-meta>
</file>